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4990c" officeooo:paragraph-rsid="0004990c"/>
    </style:style>
    <style:style style:name="P2" style:family="paragraph" style:parent-style-name="Text_20_body">
      <style:text-properties officeooo:rsid="0004990c" officeooo:paragraph-rsid="000499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</text:p>
      <text:p text:style-name="P2">L’application Tour of Heroes affiche une liste des héros une vue. </text:p>
      <text:p text:style-name="P2">L’utilisateur peut sélectionner un des héros de la liste et voir ses détails.</text:p>
      <text:p text:style-name="P2">On a utilisé ngFor pour afficher une liste et ngIf pour inclure ou exclure de manière conditionnelle un bloc de code HTML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8:21:39.858000000</meta:creation-date>
    <dc:date>2019-11-27T18:29:33.295000000</dc:date>
    <meta:editing-duration>PT7M56S</meta:editing-duration>
    <meta:editing-cycles>2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4" meta:word-count="47" meta:character-count="268" meta:non-whitespace-character-count="224"/>
  </office:meta>
</office:document-meta>
</file>